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8.5in" svg:height="2.340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elvetica" style:font-size-asian="10.5pt" style:language-asian="zh" style:country-asian="CN" style:font-name-complex="Helvetic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Helvetica" style:font-size-asian="10.5pt" style:language-asian="zh" style:country-asian="CN" style:font-name-complex="Helvetic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Helvetica" style:font-family-asian="Helvetica" style:font-family-generic-asian="system" style:font-pitch-asian="variable" style:font-size-asian="14pt" style:font-name-complex="Helvetica" style:font-family-complex="Helvetic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7:18:03.904716329</meta:creation-date>
    <meta:print-date>2015-01-30T17:18:13.619626101</meta:print-date>
    <dc:date>2015-01-30T17:23:11.436395078</dc:date>
    <meta:editing-duration>P0D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(Body)" svg:font-family="'Calibri (Body)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</office:font-face-decls>
  <office:automatic-styles>
    <style:style style:name="co1" style:family="table-column">
      <style:table-column-properties fo:break-before="auto" style:column-width="2.7398in"/>
    </style:style>
    <style:style style:name="co2" style:family="table-column">
      <style:table-column-properties fo:break-before="auto" style:column-width="5.6189in"/>
    </style:style>
    <style:style style:name="co3" style:family="table-column">
      <style:table-column-properties fo:break-before="auto" style:column-width="3.18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1.0555in" fo:break-before="auto" style:use-optimal-row-height="false"/>
    </style:style>
    <style:style style:name="ro3" style:family="table-row">
      <style:table-row-properties style:row-height="1.47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 (Body)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 (Body)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row table:style-name="ro1">
          <table:table-cell office:value-type="string" calcext:value-type="string">
            <text:p>Host Name</text:p>
          </table:table-cell>
          <table:table-cell table:style-name="ce3" office:value-type="string" calcext:value-type="string">
            <text:p>Architecture</text:p>
          </table:table-cell>
          <table:table-cell office:value-type="string" calcext:value-type="string">
            <text:p>Endianess</text:p>
          </table:table-cell>
        </table:table-row>
        <table:table-row table:style-name="ro2">
          <table:table-cell office:value-type="string" calcext:value-type="string">
            <text:p>lore.cs.purdue.edu</text:p>
          </table:table-cell>
          <table:table-cell office:value-type="string" calcext:value-type="string">
            <text:p>SunOS lore.cs.purdue.edu 5.10 Generic_150400-19 sun4u sparc SUNW,Sun-Fire-V445</text:p>
          </table:table-cell>
          <table:table-cell office:value-type="string" calcext:value-type="string">
            <text:p>Machine is Big Endian</text:p>
          </table:table-cell>
        </table:table-row>
        <table:table-row table:style-name="ro3">
          <table:table-cell office:value-type="string" calcext:value-type="string">
            <text:p>data.cs.purdue.edu</text:p>
          </table:table-cell>
          <table:table-cell office:value-type="string" calcext:value-type="string">
            <text:p>Linux data.cs.purdue.edu 3.17.7 #1 SMP Sun Jan 4 09:42:20 EST 2015 x86_64 Intel(R) Xeon(R) CPU E5-2650 0 @ 2.00GHz GenuineIntel GNU/Linux</text:p>
          </table:table-cell>
          <table:table-cell office:value-type="string" calcext:value-type="string">
            <text:p>Machine is Little Endian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 (Body)" svg:font-family="'Calibri (Body)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Helvetica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</number:number-style>
    <number:number-style style:name="N122">
      <number:text>-$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style:text-properties fo:color="#ff0000"/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2pt" style:font-size-asian="12pt" style:font-name-complex="Helvetica" style:font-family-complex="Helvetica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17:18:05.523948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